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24c" officeooo:paragraph-rsid="0018224c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px create-react-app . --template typescript</text:span> criando um projeto react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3:29:00.723000000</meta:creation-date>
    <dc:date>2022-09-06T13:30:50.513000000</dc:date>
    <meta:editing-duration>PT1M50S</meta:editing-duration>
    <meta:editing-cycles>1</meta:editing-cycles>
    <meta:document-statistic meta:table-count="0" meta:image-count="0" meta:object-count="0" meta:page-count="1" meta:paragraph-count="1" meta:word-count="10" meta:character-count="69" meta:non-whitespace-character-count="61"/>
    <meta:generator>LibreOffice/7.1.2.2$Windows_X86_64 LibreOffice_project/8a45595d069ef5570103caea1b71cc9d82b2aae4</meta:generator>
  </office:meta>
</office:document-meta>
</file>